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glue-point draw:id="6" svg:x="-5cm" svg:y="5cm"/>
          <draw:glue-point draw:id="7" svg:x="-5cm" svg:y="0cm"/>
          <draw:glue-point draw:id="8" svg:x="5cm" svg:y="-5cm"/>
          <draw:glue-point draw:id="9" svg:x="5cm" svg:y="0cm"/>
          <draw:glue-point draw:id="10" svg:x="0cm" svg:y="5cm"/>
          <draw:glue-point draw:id="11" svg:x="0cm" svg:y="-5cm"/>
          <draw:glue-point draw:id="12" svg:x="1cm" svg:y="-5cm"/>
          <draw:glue-point draw:id="13" svg:x="3cm" svg:y="-5cm"/>
          <draw:glue-point draw:id="14" svg:x="1cm" svg:y="-1.667cm"/>
          <draw:glue-point draw:id="15" svg:x="3cm" svg:y="-1.667cm"/>
          <draw:glue-point draw:id="16" svg:x="-3cm" svg:y="4.333cm"/>
          <draw:glue-point draw:id="17" svg:x="-0.333cm" svg:y="-0.333cm"/>
          <draw:glue-point draw:id="18" svg:x="-2.333cm" svg:y="-0.333cm"/>
          <draw:glue-point draw:id="19" svg:x="2cm" svg:y="-5cm"/>
          <draw:glue-point draw:id="20" svg:x="2cm" svg:y="-3.333cm"/>
          <draw:glue-point draw:id="21" svg:x="2cm" svg:y="-1.667cm"/>
          <draw:glue-point draw:id="22" svg:x="0cm" svg:y="1.333cm"/>
          <draw:glue-point draw:id="23" svg:x="-1.667cm" svg:y="2cm"/>
          <draw:glue-point draw:id="24" svg:x="-1.333cm" svg:y="-0.333cm"/>
          <draw:rect draw:style-name="gr1" draw:layer="layout" svg:width="2cm" svg:height="2cm" svg:x="0cm" svg:y="0cm">
            <text:p/>
          </draw:rect>
          <draw:rect draw:style-name="gr2" draw:layer="layout" svg:width="2cm" svg:height="2cm" svg:x="0cm" svg:y="0cm">
            <text:p/>
          </draw:rect>
          <draw:polygon draw:style-name="gr3" draw:layer="layout" svg:width="1.2cm" svg:height="1.867cm" svg:x="0.4cm" svg:y="0cm" svg:viewBox="0 0 1201 1868" draw:points="800,0 1201,0 800,667 1201,667 0,1868 533,934 133,934">
            <text:p/>
          </draw:polygon>
          <draw:polygon draw:style-name="gr2" draw:layer="layout" svg:width="1.2cm" svg:height="1.867cm" svg:x="0.4cm" svg:y="0cm" svg:viewBox="0 0 1201 1868" draw:points="800,0 1201,0 800,667 1201,667 0,1868 533,934 133,93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Stroboscope</dc:title>
    <meta:creation-date>2011-02-07T17:07:1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